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style>
    <style:style style:name="P2" style:family="paragraph" style:parent-style-name="No_20_Spacing">
      <style:text-properties style:text-underline-style="solid" style:text-underline-width="auto" style:text-underline-color="font-color"/>
    </style:style>
    <style:style style:name="P3" style:family="paragraph" style:parent-style-name="No_20_Spacing">
      <style:paragraph-properties fo:text-align="center" style:justify-single-word="false"/>
      <style:text-properties style:text-underline-style="none"/>
    </style:style>
    <style:style style:name="P4" style:family="paragraph" style:parent-style-name="List_20_Paragraph" style:list-style-name="WWNum1">
      <style:paragraph-properties fo:margin-top="0cm" fo:margin-bottom="0cm"/>
    </style:style>
    <style:style style:name="P5" style:family="paragraph" style:parent-style-name="Standard">
      <style:paragraph-properties fo:margin-top="0cm" fo:margin-bottom="0cm"/>
    </style:style>
    <style:style style:name="P6" style:family="paragraph" style:parent-style-name="Standard" style:master-page-name="Standard">
      <style:paragraph-properties fo:margin-top="0cm" fo:margin-bottom="0cm" style:page-number="auto"/>
    </style:style>
    <style:style style:name="P7" style:family="paragraph" style:parent-style-name="No_20_Spacing" style:master-page-name="Standard">
      <style:paragraph-properties fo:text-align="center" style:justify-single-word="false" style:page-number="auto"/>
      <style:text-properties fo:font-size="14pt" fo:font-weight="bold" style:font-size-asian="14pt" style:font-weight-asian="bold"/>
    </style:style>
    <style:style style:name="P8" style:family="paragraph" style:parent-style-name="No_20_Spacing" style:list-style-name="L1"/>
    <style:style style:name="P9" style:family="paragraph" style:parent-style-name="No_20_Spacing" style:list-style-name="L2"/>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weight="bold" style:font-weight-asian="bold"/>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ITERATUR DER ZWISCHENKRIEGSZEIT</text:p>
      <text:p text:style-name="P1">Literatur der Weimarer Republik</text:p>
      <text:p text:style-name="P3">Österreichische Literatur zwischen 1918 und 1938</text:p>
      <text:p text:style-name="P1"><text:span text:style-name="T3">Literatur des deutschen Faschismus – </text:span>Blut-und-Boden-Dichtung </text:p>
      <text:p text:style-name="P1">Literatur des Exils</text:p>
      <text:p text:style-name="P1">„Innere Emigration“</text:p>
      <text:p text:style-name="P1">Auseinandersetzung mit dem Erlebten</text:p>
      <text:p text:style-name="No_20_Spacing"/>
      <text:p text:style-name="P2">Über die Zeit</text:p>
      <text:p text:style-name="No_20_Spacing">Der Glaube an einen neuen Menschen erlosch, die Autoren versuchten, sich wieder mehr der Realität anzunähern, die Sprache wurde sehr nüchtern. Die stärkste Wirkung kam hierbei von den nachgelassenen Schriften Franz Kafkas, Alfred Döblins <text:span text:style-name="T1">Berlin Alexanderplatz</text:span> und Bertolt Brechts <text:span text:style-name="T1">Dreigroschenoper</text:span> sowie realistisch-reportagehafte Kriegsbücher wie Erich Maria Remarques <text:span text:style-name="T1">Im Westen nichts Neues</text:span> oder <text:span text:style-name="T1">Zeit zu leben und Zeit zu sterben</text:span>, aber auch zu historischen Stoffen wie in den Werken Franz Werfels oder Stefan Zweigs (<text:span text:style-name="T1">Sternstunden der Menschheit</text:span>).</text:p>
      <text:p text:style-name="No_20_Spacing">Politische Auseinandersetzungen und Umstürze, ökonomische Not, Verfolgung und Krieg ließ die Seinsfrage immer wichtiger werden: Woran kann man sich noch festhalten, was ist gewiss? Der Mensch ist vom Sein entfernt, er ist in ein Nichts hinausgestoßen, den Dingen entfremdet, ausgesetzt und in einer Welt ohne Sicherheit.</text:p>
      <text:p text:style-name="No_20_Spacing"><text:line-break/>Einsteins Relativitätstheorie ließ die seit alters her sicher scheinenden Begriffe Raum und Zeit unfest werden. Quantentheorie und Atomphysik brachte die Weltvorstellung einer bisher vollkommen fassbaren Welt ins Wanken. Sigmund Freuds <text:span text:style-name="T1">Traumdeutung</text:span> und <text:span text:style-name="T1">Psychopathologie des Alltagslebens</text:span> begann einen Einblick zu gewähren in die Schichten des Unbewussten. Die Wirklichkeit, aber auch ethische Werte wurden fragwürdig (Schwanken der Werte, Ambivalenz) – diesen Nihilismus versuchten viele Autoren in ihren Werken auszudrücken (Ausgesetztheit und Unsicherheit des Menschen (Kafka, Hermann Broch, Robert Musil, Thomas Mann), viele aber auch, sich diesem entgegenzustellen (Zweig, Werfel, Hermann Hesse, Ernst Jünger, Heinrich Mann). <text:s/></text:p>
      <text:p text:style-name="No_20_Spacing"/>
      <text:p text:style-name="No_20_Spacing"/>
      <text:p text:style-name="P2">Literatur der Weimarer Republik</text:p>
      <text:p text:style-name="No_20_Spacing">Die Weimarer Republik ist eine, an die kaum jemand glaubt; das politische System ist daher instabil, bis 1930 gibt es sieben Regierungen. Erich Kästner beschreibt das treffend in <text:span text:style-name="T2">Fabian. Die Geschichte eines Moralisten</text:span> (1931): „Wir leben provisorisch, die Krise nimmt kein Ende.“ Nach dem Staatsbankrott gibt es amerikanische Kredite, die 1929 im Zuge der Weltwirtschaftskrise gekündigt werden, es enden die „goldenen zwanziger Jahre“. Die Reparationszahlungen, Radikalisierung, Massenarbeitslosigkeit, gegen Ende der Republik Terror, Straßenkämpfe und Saalschlachten zeigen: Diese Republik ist nicht lebensfähig.</text:p>
      <text:p text:style-name="No_20_Spacing">In der Literatur zählt nicht mehr der künstlerische Wert, sondern der wirtschaftliche Erfolg. Somit kommt es zu einem Zug hin zur simplen Bestseller- bzw. Trivialliteratur. Neue Medien wie das Radio und der Film vermitteln der v. a. großstädtischen Bevölkerung ein oberflächlich optimistisches Lebensgefühl. Es verändern sich dadurch die Wahrnehmungsgewohnheiten der Menschen und allgemein das kulturelle Leben. Alfred Döblin: „Es heißt jetzt Dinge machen, die gesprochen werden, die tönen. Jeder, der schreibt, weiß, dass dies Veränderungen bis in die Substanz des Werkes hinein zur Folge hat.“ Bei einer Rede stellte er fest: </text:p>
      <text:p text:style-name="No_20_Spacing">„Es kann als notorisch unterstellt werden, dass die gesamte höhere deutsche Literatur für noch nicht 10 bis 20 Prozent des deutschen Volkes geschrieben wird […]. Aus dem Bildungskäfig, in dem unsere heutige Literatur steckt, in dem sie von breiten Volksmassen nur als Attribut der feinen Leute gesehen wird, muss sie heraus.“</text:p>
      <text:p text:style-name="No_20_Spacing"/>
      <text:p text:style-name="No_20_Spacing">→ Warum wird in der Weimarer Republik so viel Unterhaltungsliteratur gelesen?</text:p>
      <text:p text:style-name="No_20_Spacing">→ Waren die Menschen deiner Meinung nach davor vergeistigter und kunstbeflissener?</text:p>
      <text:p text:style-name="No_20_Spacing"><text:soft-page-break/>→ Welche Parallelen lassen sich zu heute herstellen?</text:p>
      <text:p text:style-name="No_20_Spacing"/>
      <text:p text:style-name="No_20_Spacing">Republikanische Autoren: Thomas Mann, Buddenbrooks; Erich Kästner, Emil und die Detektive; Erich Maria Remarque, Im Westen nichts Neues; Stefan Zweig, Novellen; Geschichtsdarstellungen; Portraits. </text:p>
      <text:p text:style-name="No_20_Spacing">Kommunistische Autoren: Bertolt Brecht, Anna Seghers</text:p>
      <text:p text:style-name="No_20_Spacing">Linksbürgerliche Autoren: Kurt Tucholsky, Alfred Döblin, Ernst Toller, Heinrich Mann, Hermann Hesse, Gottfried Benn, Lion Feuchtwanger, Irmgard Keun, Ödön von Horváth</text:p>
      <text:p text:style-name="No_20_Spacing"/>
      <text:p text:style-name="No_20_Spacing">Lyrik: Benn, Tucholsky, Kästner, Hugo von Hofmannsthal, Rilke, Stefan George, Brecht</text:p>
      <text:p text:style-name="No_20_Spacing"/>
      <text:p text:style-name="No_20_Spacing">Die deutsche Literatur wurde maßgeblich von zwei Werken beeinflusst seit Mitte der zwanziger Jahre: Marcel Prousts „Auf der Suche nach der verlorenen Zeit“ (1906-27) und der „Ulysses“ von James Joyce (1921). Beide übernehmen im Gegensatz zum naturwissenschaftlichen Verständnis von Zeit die „durée réelle“, die eigentliche bzw. gelebte Zeit. Proust ging es um die Belebung der Vergangenheit in der Erinnerung, er hebt die Chronologie auf zugunsten der Simultaneität von Gegenwart und Vergangenheit. Bei Joyce erscheint der Mensch ohne Mitte, er ist nur exemplarischer Typ der modernen Lebenshaltung. Auch sein unbewusstes Triebleben wird aufgedeckt, dazu dient der innere Monolog.</text:p>
      <text:p text:style-name="No_20_Spacing">Nicht die Handlung ist mehr wichtig, sondern sie Reflexion. Die Welt ist nicht mehr Träger der Realität, sondern von Fragen, vor allem solcher einer verweltlichten Religion (Hesse, Werfel, Heinrich Mann).</text:p>
      <text:p text:style-name="No_20_Spacing">Der Roman soll die vieldimensionale Wirklichkeit darstellen. </text:p>
      <text:p text:style-name="No_20_Spacing"/>
      <text:p text:style-name="No_20_Spacing"/>
      <text:p text:style-name="P2">Österreichische Literatur zwischen 1918 und 1938 (siehe Killinger, Literaturkunde)</text:p>
      <text:p text:style-name="No_20_Spacing">Rückschau auf Österreich-Ungarn: </text:p>
      <text:p text:style-name="No_20_Spacing">Joseph Roth, Radetzkymarsch; Die Kapuzinergruft</text:p>
      <text:p text:style-name="No_20_Spacing">Franz Werfel, Barbara oder die Frömmigkeit (1929)</text:p>
      <text:p text:style-name="No_20_Spacing">Stefan Zweig, Die Welt von Gestern (1942 posthum)</text:p>
      <text:p text:style-name="No_20_Spacing">Hermann Broch, Die Schlafwandler (1931 bzw. 1964)</text:p>
      <text:p text:style-name="No_20_Spacing">Robert Musil, Der Mann ohne Eigenschaften</text:p>
      <text:p text:style-name="No_20_Spacing">Karl Kraus, Die letzten Tage der Menschheit (1922)</text:p>
      <text:p text:style-name="No_20_Spacing"><text:s text:c="4"/>Friedrich Torberg, Die Tante Jolesch (1976)</text:p>
      <text:p text:style-name="No_20_Spacing"/>
      <text:p text:style-name="No_20_Spacing">Franz Kafka, Der Prozeß, Das Schloß, Amerika, Die Verwandlung, Brief an den Vater</text:p>
      <text:p text:style-name="No_20_Spacing">Joseph Roth, Hiob. Roman eines einfachen Mannes.</text:p>
      <text:p text:style-name="No_20_Spacing">Stefan Zweig, Magellan, Maria Stuart, Marie Antoinette, Joseph Fuché, Ungeduld des Herzens, Angst, <text:s/>Baumeister der Welt, Sternstunden der Menschheit.</text:p>
      <text:p text:style-name="No_20_Spacing">Arthur Schnitzler, Traumnovelle (1926)</text:p>
      <text:p text:style-name="No_20_Spacing">Hugo von Hofmannsthal, Das Salzburger große Welttheater</text:p>
      <text:p text:style-name="No_20_Spacing">Elias Canetti, Die Blendung (Analyse der gesellschaftlichen Zustände und der durch sie heraufbeschworenen politischen Gefahren</text:p>
      <text:p text:style-name="No_20_Spacing">…</text:p>
      <text:p text:style-name="No_20_Spacing">...</text:p>
      <text:p text:style-name="No_20_Spacing"/>
      <text:p text:style-name="No_20_Spacing"/>
      <text:p text:style-name="P2">Literatur des deutschen Faschismus</text:p>
      <text:p text:style-name="No_20_Spacing">Kulturkampf – nichtarische Kultur – Index verbotener Bücher – Bücherverbrennung – Ausstellung „Entartete Kunst“ – Reichschrifttumskammer – Kunst als Propaganda oder reine Unterhaltung – Blut-und-Boden-Dichtung</text:p>
      <text:p text:style-name="No_20_Spacing"/>
      <text:p text:style-name="No_20_Spacing"/>
      <text:p text:style-name="P2"><text:soft-page-break/>„Innere Emigration“</text:p>
      <text:p text:style-name="No_20_Spacing">Daheimgebliebene Autoren, die ihre „Heimat“ nicht verlassen haben und nicht unbedingt aktiven Widerstand, sich aber auf verschiedene Weise vom Nationalsozialismus distanzieren, subsumiert man unter diesem Begriff. Im Nachhinein haben sich viele Autoren versucht, reinzuwaschen; jedoch fehlt diesen die erkennbare Gegenhaltung.</text:p>
      <text:p text:style-name="No_20_Spacing">Peter Huchel, Werner Bergengruen, Georg Britting, Ina Seidel, Hans Carossa, Ricarda Huch, Marie Luise Kaschnitz, Wolfgang Koeppen, Kral Krolow, Günter Eich.</text:p>
      <text:p text:style-name="No_20_Spacing"/>
      <text:p text:style-name="No_20_Spacing">Viele von ihnen werden nicht gefördert und nur geduldet. Eine Gefahr bedeuten sie nicht. Im Gegenteil. Sie befriedigten den Eskapismus und die Erbauung. </text:p>
      <text:p text:style-name="No_20_Spacing"/>
      <text:p text:style-name="No_20_Spacing"/>
      <text:p text:style-name="P2">Literatur des Exils</text:p>
      <text:p text:style-name="No_20_Spacing">2500 Literaten und Künstler flüchten aus politischen oder rassistischen Gründen. Sie schreiben über verschiedenste Themen: politische, historische, zwischenmenschliche; bleiben also durchweg ihren Themen treu. Hinzukommt der Heimatverlust (Anna Seghers, Transit; Lion Feuchtwanger, Exil) oder die Verarbeitung der NS-Erlebnisse (Carl Zuckmayer, Des Teufels General, Anna Seghers, Das siebte Kreuz)</text:p>
      <text:p text:style-name="No_20_Spacing"/>
      <text:p text:style-name="No_20_Spacing">Bertolt Brecht, Thomas Mann, Lion Feuchtwanger, Stefan Zweig; Heinrich Mann, Joseph Roth, Alfred Döblin, Arnold Zweig, Alfred Polgar, Robert Musil, Hermann Hesse, Hermann Broch.</text:p>
      <text:p text:style-name="No_20_Spacing">Selbstmord: Walter Benjamin, Franz Blei, Egon Friedell, Walter Hasenclever, Ernst Toller, Kurt Tucholsky, Ernst Weiss, Alfred Wolfenstein, Stefan Zweig... </text:p>
      <text:p text:style-name="No_20_Spacing"/>
      <text:p text:style-name="No_20_Spacing"/>
      <text:p text:style-name="P2">Auseinandersetzung mit dem Erlebten</text:p>
      <text:p text:style-name="No_20_Spacing"/>
      <text:p text:style-name="No_20_Spacing">Primo Levi, Die Atempause. Ist das ein Mensch? Das periodische System.</text:p>
      <text:p text:style-name="No_20_Spacing"><text:tab/>Wie Levi das KZ und die Zeit danach erlebt hat.</text:p>
      <text:p text:style-name="No_20_Spacing">Viktor E. Frankl, ...trotzdem Ja zum Leben sagen. Ein Psychologe erlebt das Konzentrationslager.</text:p>
      <text:p text:style-name="No_20_Spacing">Elie Wiesel, Die Nacht zu begraben, Elischa.</text:p>
      <text:p text:style-name="No_20_Spacing"><text:tab/>Das Hauptwerk des Friedensnobelpreisträgers.</text:p>
      <text:p text:style-name="No_20_Spacing">Jean Améry, Jenseits von Schuld und Sühne.</text:p>
      <text:p text:style-name="No_20_Spacing">Ödön von Horváth, Jugend ohne Gott. </text:p>
      <text:p text:style-name="No_20_Spacing"><text:tab/>Kind und Schüler sein im Nazireich.</text:p>
      <text:p text:style-name="No_20_Spacing">Ödön von Horváth, Ein Kind unserer Zeit.</text:p>
      <text:p text:style-name="No_20_Spacing"><text:tab/>Wie Kriegstreiberei und Propagandasprüche auf junge Männer wirkten.</text:p>
      <text:p text:style-name="No_20_Spacing">Klaus Mann, Mephisto.</text:p>
      <text:p text:style-name="No_20_Spacing"><text:tab/>Setzt sich als einer der ersten Romane mit den Zuständen im Dritten Reich auseinander.</text:p>
      <text:p text:style-name="No_20_Spacing">Heinrich Mann, Ein Zeitalter wird besichtigt.</text:p>
      <text:p text:style-name="No_20_Spacing"><text:tab/>Blick auf das bisherige Jahrhundert in den Sechzigern.</text:p>
      <text:p text:style-name="No_20_Spacing">Erich Maria Remarque, Die Nacht von Lissabon. </text:p>
      <text:p text:style-name="No_20_Spacing"><text:tab/>Zwei Emigranten begegnen sich im Exil.</text:p>
      <text:p text:style-name="No_20_Spacing">Jurek Becker, Jakob der Lügner.</text:p>
      <text:p text:style-name="No_20_Spacing"><text:tab/>Geschichte aus dem Ghetto während des Krieges.</text:p>
      <text:p text:style-name="No_20_Spacing">Veza Canetti, Die Schildkröten.</text:p>
      <text:p text:style-name="No_20_Spacing"><text:tab/>Österreich nach dem Anschluss, ein Leben im Verborgenen.</text:p>
      <text:p text:style-name="No_20_Spacing">Ernst Lothar, Die Rückkehr.</text:p>
      <text:p text:style-name="No_20_Spacing"><text:tab/>Geschichte eines Juden nach der Heimkehr nach Wien. Kann Wien noch ein Zuhause sein?</text:p>
      <text:p text:style-name="No_20_Spacing">…</text:p>
      <text:p text:style-name="No_20_Spacing"/>
      <text:p text:style-name="No_20_Spacing"/>
      <text:p text:style-name="No_20_Spacing"/>
      <text:p text:style-name="No_20_Spacing"><text:soft-page-break/>Was ist dein eigener Zugang zu der Zwischenkriegszeit? Zum Holocaust?</text:p>
      <text:p text:style-name="No_20_Spacing">Warum ist es sinnreich, sich mit der Zeit und Literatur von vor 1918 auseinanderzusetzen?</text:p>
      <text:p text:style-name="No_20_Spacing">Was ist das typisch Österreichische dieser Literatur?</text:p>
      <text:p text:style-name="No_20_Spacing"/>
      <text:p text:style-name="No_20_Spacing">Wie stehst du zu den literarischen Beispielen und Texten zum Schicksal der Juden? Welchen Eindruck hat der Vortrag des Herrn Vinscher auf dich gemacht? </text:p>
      <text:p text:style-name="No_20_Spacing">Suche Textzeilen heraus, die dich ganz besonders bewegen und kommentiere sie.</text:p>
      <text:p text:style-name="No_20_Spacing"/>
      <text:p text:style-name="No_20_Spacing"/>
      <text:p text:style-name="No_20_Spacing">Fragen zur Stunde vom 25. 2.: </text:p>
      <text:list xml:id="list3768894949895837079" text:style-name="L1">
        <text:list-item>
          <text:p text:style-name="P8">Joseph Roth, Die Büste des Kaisers; Stefan Zweig, Die Welt von Gestern.</text:p>
        </text:list-item>
      </text:list>
      <text:p text:style-name="No_20_Spacing"><text:tab/>Was macht den Österreicher in der Kaiserzeit aus? Was war für dich daran interessant?</text:p>
      <text:list xml:id="list8042571721919572115" text:style-name="L2">
        <text:list-item>
          <text:p text:style-name="P9">Das Bildnis des Juden : Zweig vs. Blut-und-Boden</text:p>
        </text:list-item>
      </text:list>
      <text:p text:style-name="No_20_Spacing"/>
      <text:p text:style-name="No_20_Spacing"/>
      <text:p text:style-name="P6"><text:span text:style-name="T4">Deutschsprachige Literatur zwischen 1918 und 1938</text:span></text:p>
      <text:p text:style-name="P5"/>
      <text:p text:style-name="P5">Geschichte:</text:p>
      <text:p text:style-name="P5">1914-18: Erster Weltkrieg; 1918 Gründung der meisten europäischen Nationen</text:p>
      <text:p text:style-name="P5">1918-22: Inflation, Österreich: Kredit beim Völkerbund; Armut und hohe Arbeitslosigkeit (bis zu 25%) </text:p>
      <text:p text:style-name="P5">1920-23: erstes Aufkeimen des Nationalsozialismus (neben anderen Bewegungen)</text:p>
      <text:p text:style-name="P5">1918-38: Erste Republik („Der Rest ist Österreich.“), 1934 Bürgerkrieg zwischen den drei Wehrverbänden, Sozialisten verlieren und werden verboten, Errichtung eines autoritären Ständestaates, Erschießung von Bundeskanzler Dollfuß; 1938 Anschluss Österreichs n das Großdeutsche Reich</text:p>
      <text:p text:style-name="P5">1933 Machtergreifung Hitlers, Nürnberger Rassegesetze; Olympische Spiele 1936 in München</text:p>
      <text:p text:style-name="P5"><text:bookmark-start text:name="_GoBack"/></text:p>
      <text:p text:style-name="P5"><text:bookmark-end text:name="_GoBack"/><text:span text:style-name="T5">Literatur der Zwischenkriegszeit:</text:span></text:p>
      <text:p text:style-name="P5"><text:span text:style-name="T6">Karl Kraus</text:span> (1874-1936), leitet die äußerst pressekritische Zeitschrift „Die Fackel“, ab 1890; </text:p>
      <text:p text:style-name="P5">Drama „Die letzten Tage der Menschheit“, über 1000 Personen, Montage-Technik</text:p>
      <text:p text:style-name="P5"/>
      <text:p text:style-name="P5"><text:span text:style-name="T6">Autoren, die die Kontinuität der österreichischen Literatur verkörpern:</text:span></text:p>
      <text:p text:style-name="P5">Arthur Schnitzler (1862-1931), Erzähler, Der Reigen, Traumnovelle (1926), Fräulein Else, Leutnant Gustl</text:p>
      <text:p text:style-name="P5">Hugo von Hofmannsthal (1874-1929), Lyriker und Erzähler, führend um die Jahrhundertwende, mit 17 schon erfolgreich, vertritt das Großbürgertum, Begründer der Salzburger Festspiele (gemeinsam mit Max Reinhardt); Jedermann, Der Tor und der Tod; Mysterienspiele: Das kleine Welttheater, Der Turm</text:p>
      <text:p text:style-name="P5">Rainer Maria Rilke, Cornet Rilke, </text:p>
      <text:p text:style-name="P5"/>
      <text:p text:style-name="P5"><text:span text:style-name="T6">Wegweisende Werke für die moderne Literatur:</text:span></text:p>
      <text:p text:style-name="P5">Robert Musil (1880-1942), Der Mann ohne Eigenschaften; Die Verwirrungen des Zöglings Törleß</text:p>
      <text:p text:style-name="P5">Hermann Broch (1886-1951), Die Schlafwandler</text:p>
      <text:p text:style-name="P5">Franz Kafka (1883-1924), Die Verwandlung, Der Prozeß, Amerika, Das Schloß, Brief an den Vater</text:p>
      <text:p text:style-name="P5">Elias Canetti (1905-1994), Die Blendung</text:p>
      <text:p text:style-name="P5"/>
      <text:p text:style-name="P5">Romanciers der Zwischenkriegszeit:</text:p>
      <text:p text:style-name="P5">Joseph Roth (1894-1939), Hiob, Radetzkymarsch, Die Kapuzinergruft, Die Flucht ohne Ende</text:p>
      <text:p text:style-name="P5">Stefan Zweig (1881-1942), psychologische Prozesse, Biographien, historische Biographien </text:p>
      <text:p text:style-name="P5">Franz Werfel (1890-1945), Die vierzig Tage des Musa Dagh, Das Lied von Bernadette, Höret die Stimme</text:p>
      <text:p text:style-name="P5"/>
      <text:p text:style-name="P5"><text:span text:style-name="T5">Literatur der NS-Zeit:</text:span> „Blut-und-Boden“-Dichtung</text:p>
      <text:list xml:id="list5929849826409757267" text:style-name="WWNum1">
        <text:list-item>
          <text:p text:style-name="P4">Bodenständigkeit, Heimat und Bauerntum als wichtige Werte</text:p>
        </text:list-item>
        <text:list-item>
          <text:p text:style-name="P4">Verherrlichung des Archaischen, Germanenkult</text:p>
        </text:list-item>
        <text:list-item>
          <text:p text:style-name="P4">Betonung des „Völkischen“: Volkszusammengehörigkeit, Gemeinschaft</text:p>
        </text:list-item>
        <text:list-item>
          <text:p text:style-name="P4">Heldenverehrung: kämpferische Haltung (Sagen, Märchen, Deutung germanischer Mythologie)</text:p>
        </text:list-item>
      </text:list>
      <text:p text:style-name="P5"/>
      <text:p text:style-name="P5"/>
      <text:p text:style-name="P5"><text:span text:style-name="T5">Exilliteratur:</text:span></text:p>
      <text:p text:style-name="P5">Bertolt Brecht, Anna Seghers, Thomas Mann, Heinrich Mann, Franz Werfel, Stefan Zweig, Joseph Roth, Lion Feuchtwanger, Alfred Pol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Segoe UI" fo:font-size="9pt" style:font-size-asian="9pt" style:font-name-complex="Segoe UI1" style:font-size-complex="9pt"/>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istrator</meta:initial-creator>
    <dc:creator>Dieter Willim</dc:creator>
    <meta:editing-cycles>16</meta:editing-cycles>
    <meta:print-date>2015-09-25T14:42:00</meta:print-date>
    <meta:creation-date>2015-09-25T13:57:00</meta:creation-date>
    <dc:date>2020-03-03T23:27:35.17</dc:date>
    <meta:editing-duration>PT8H34M41S</meta:editing-duration>
    <meta:generator>OpenOffice/4.1.3$Win32 OpenOffice.org_project/413m1$Build-9783</meta:generator>
    <meta:document-statistic meta:table-count="0" meta:image-count="0" meta:object-count="0" meta:page-count="5" meta:paragraph-count="115" meta:word-count="1613" meta:character-count="11964"/>
    <meta:user-defined meta:name="AppVersion">15.0000</meta:user-defined>
    <meta:user-defined meta:name="Company">BHAK-BHAS Kr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